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916" officeooo:paragraph-rsid="001589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ве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2T22:13:25.708000000</meta:creation-date>
    <dc:date>2022-06-22T22:14:03.268000000</dc:date>
    <meta:editing-duration>PT38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2.5.2$Windows_X86_64 LibreOffice_project/499f9727c189e6ef3471021d6132d4c694f357e5</meta:generator>
  </office:meta>
</office:document-meta>
</file>